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47cm" fo:min-width="0.2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3cm" fo:min-width="0.309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3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22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94cm" svg:y1="5.261cm" svg:x2="13.81cm" svg:y2="5.261cm">
          <text:p/>
        </draw:line>
        <draw:line draw:style-name="gr2" draw:text-style-name="P1" draw:layer="layout" svg:x1="1.126cm" svg:y1="5.007cm" svg:x2="1.126cm" svg:y2="5.515cm">
          <text:p/>
        </draw:line>
        <draw:frame draw:style-name="gr3" draw:text-style-name="P2" draw:layer="layout" svg:width="1.7cm" svg:height="0.962cm" svg:x="12.364cm" svg:y="5.469cm">
          <draw:text-box>
            <text:p>time</text:p>
          </draw:text-box>
        </draw:frame>
        <draw:line draw:style-name="gr2" draw:text-style-name="P1" draw:layer="layout" svg:x1="6.626cm" svg:y1="5.007cm" svg:x2="6.626cm" svg:y2="5.515cm">
          <text:p/>
        </draw:line>
        <draw:custom-shape draw:style-name="gr4" draw:text-style-name="P4" draw:layer="layout" svg:width="1.016cm" svg:height="1.016cm" svg:x="0.618cm" svg:y="3.1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143cm" svg:height="4.445cm" svg:x="6.079cm" svg:y="0.181cm">
          <text:p text:style-name="P3">s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3.123cm" svg:height="1.919cm" draw:transform="skewX (-0.392699081698724) rotate (0.626049602690366) translate (1.524cm 3.048cm)" svg:viewBox="0 0 3124 1920" svg:d="M0 0c2054 0 3124 1920 3124 1920">
          <text:p/>
        </draw:path>
        <draw:frame draw:style-name="gr7" draw:text-style-name="P2" draw:layer="layout" svg:width="3.568cm" svg:height="1.038cm" svg:x="2.271cm" svg:y="1.197cm">
          <draw:text-box>
            <text:p><text:span text:style-name="T1">p(s’|s,</text:span><text:span text:style-name="T2">a</text:span>)</text:p>
          </draw:text-box>
        </draw:frame>
        <draw:frame draw:style-name="gr8" draw:text-style-name="P2" draw:layer="layout" svg:width="2.806cm" svg:height="1.038cm" svg:x="2.625cm" svg:y="2.267cm">
          <draw:text-box>
            <text:p text:style-name="P5"><text:span text:style-name="T1">r(s,</text:span><text:span text:style-name="T2">a</text:span>)</text:p>
          </draw:text-box>
        </draw:frame>
        <draw:g>
          <draw:line draw:style-name="gr2" draw:text-style-name="P1" draw:layer="layout" svg:x1="6.487cm" svg:y1="1.324cm" svg:x2="6.741cm" svg:y2="1.578cm">
            <text:p/>
          </draw:line>
          <draw:line draw:style-name="gr2" draw:text-style-name="P1" draw:layer="layout" svg:x1="6.741cm" svg:y1="1.324cm" svg:x2="6.487cm" svg:y2="1.578cm">
            <text:p/>
          </draw:line>
        </draw:g>
        <draw:frame draw:style-name="gr9" draw:text-style-name="P2" draw:layer="layout" svg:width="2.022cm" svg:height="1.276cm" svg:x="9.173cm" svg:y="1.551cm">
          <draw:text-box>
            <text:p><text:span text:style-name="T3">𝑉</text:span><text:span text:style-name="T3">*</text:span>(𝑠’)</text:p>
          </draw:text-box>
        </draw:frame>
        <draw:g>
          <draw:path draw:style-name="gr2" draw:text-style-name="P1" draw:layer="layout" svg:width="0.538cm" svg:height="0.538cm" draw:transform="rotate (0.785398163397448) translate (6.903cm 1.451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8.4cm 1.426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9.838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1.335cm 1.427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11.311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2.808cm 1.42711984104714cm)" svg:viewBox="0 0 539 539" svg:d="M0 0c539 0 539 539 539 539">
            <text:p/>
          </draw:path>
          <draw:path draw:style-name="gr10" draw:text-style-name="P1" draw:layer="layout" svg:width="0.551cm" svg:height="0.183cm" draw:transform="skewX (-0.0497418836818384) rotate (0.760963553869528) translate (12.7849999279316cm 1.45099993149002cm)" svg:viewBox="0 0 552 184" svg:d="M0 0c368 0 552 184 552 184">
            <text:p/>
          </draw:path>
          <draw:line draw:style-name="gr6" draw:text-style-name="P1" draw:layer="layout" svg:x1="13.418cm" svg:y1="1.248cm" svg:x2="13.672cm" svg:y2="1.248cm">
            <text:p/>
          </draw:line>
          <draw:path draw:style-name="gr2" draw:text-style-name="P1" draw:layer="layout" svg:width="0.538cm" svg:height="0.538cm" draw:transform="rotate (0.785398163397448) translate (8.365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9.862cm 1.42711984104714cm)" svg:viewBox="0 0 539 539" svg:d="M0 0c539 0 539 539 539 539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8:49:17.794550181</meta:creation-date>
    <dc:date>2021-02-08T11:28:34.830147160</dc:date>
    <meta:editing-duration>PT24M15S</meta:editing-duration>
    <meta:editing-cycles>6</meta:editing-cycles>
    <meta:generator>LibreOffice/6.4.6.2$Linux_X86_64 LibreOffice_project/40$Build-2</meta:generator>
    <meta:document-statistic meta:object-count="24"/>
  </office:meta>
</office:document-meta>
</file>